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officeooo:paragraph-rsid="001c1a3e"/>
    </style:style>
    <style:style style:name="P4" style:family="paragraph" style:parent-style-name="Standard">
      <style:paragraph-properties fo:text-align="start" style:justify-single-word="false"/>
      <style:text-properties officeooo:paragraph-rsid="001c1a3e"/>
    </style:style>
    <style:style style:name="P5" style:family="paragraph" style:parent-style-name="Standard">
      <style:paragraph-properties fo:text-align="start" style:justify-single-word="false"/>
      <style:text-properties officeooo:paragraph-rsid="0028b11a"/>
    </style:style>
    <style:style style:name="P6" style:family="paragraph" style:parent-style-name="Standard">
      <style:text-properties officeooo:rsid="0021d74c" officeooo:paragraph-rsid="0021d74c"/>
    </style:style>
    <style:style style:name="P7" style:family="paragraph" style:parent-style-name="Standard">
      <style:text-properties officeooo:rsid="0021d74c" officeooo:paragraph-rsid="0023221f"/>
    </style:style>
    <style:style style:name="P8" style:family="paragraph" style:parent-style-name="Standard">
      <style:text-properties officeooo:rsid="0023ffc6" officeooo:paragraph-rsid="00257ec6"/>
    </style:style>
    <style:style style:name="P9" style:family="paragraph" style:parent-style-name="Standard">
      <style:text-properties officeooo:rsid="0023ffc6" officeooo:paragraph-rsid="002bda43"/>
    </style:style>
    <style:style style:name="P10" style:family="paragraph" style:parent-style-name="Standard">
      <style:text-properties officeooo:rsid="0029d59d" officeooo:paragraph-rsid="0029d59d"/>
    </style:style>
    <style:style style:name="P11" style:family="paragraph" style:parent-style-name="Standard">
      <style:paragraph-properties fo:text-align="center" style:justify-single-word="false"/>
      <style:text-properties officeooo:rsid="0029d59d" officeooo:paragraph-rsid="0029d59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3221f" style:font-style-asian="italic" style:font-style-complex="italic"/>
    </style:style>
    <style:style style:name="T3" style:family="text">
      <style:text-properties officeooo:rsid="001c1a3e"/>
    </style:style>
    <style:style style:name="T4" style:family="text">
      <style:text-properties officeooo:rsid="001dbaf9"/>
    </style:style>
    <style:style style:name="T5" style:family="text">
      <style:text-properties officeooo:rsid="001f2b50"/>
    </style:style>
    <style:style style:name="T6" style:family="text">
      <style:text-properties officeooo:rsid="00205917"/>
    </style:style>
    <style:style style:name="T7" style:family="text">
      <style:text-properties officeooo:rsid="0023221f"/>
    </style:style>
    <style:style style:name="T8" style:family="text">
      <style:text-properties officeooo:rsid="00255d2b"/>
    </style:style>
    <style:style style:name="T9" style:family="text">
      <style:text-properties officeooo:rsid="00272488"/>
    </style:style>
    <style:style style:name="T10" style:family="text">
      <style:text-properties officeooo:rsid="00288e64"/>
    </style:style>
    <style:style style:name="T11" style:family="text">
      <style:text-properties officeooo:rsid="0028b1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he felt surprisingly peaceful, after the sudden violence. Had she still been alive, she would at the very least be panting heavily<text:span text:style-name="T3"> - screaming, more likely -</text:span> <text:span text:style-name="T3">clutching in panic</text:span> whichever part of her body the shrapnel had hit. You know, if it hadn’t in fact gone straight through her head.<text:span text:style-name="T3"> </text:span><text:s/>But there was none of that. She felt... </text:p>
      <text:p text:style-name="Standard"/>
      <text:p text:style-name="P3">Hang on<text:span text:style-name="T10">... h</text:span>ow could she be feeling <text:span text:style-name="T1">anything</text:span> at this point? Admittedly it wasn’t a sense-feeling, like shoulder pain or the taste of cherry tart, it was inward – more like post-orgasmic bliss, or the relief of finally letting oneself fall into bed after a weary and frustrating day. But still... a feeling<text:span text:style-name="T3">, even if just one of the hippy ones</text:span>. And<text:span text:style-name="T11"> definitely</text:span> not located in the fallen lump of meat she used, until a second ago<text:span text:style-name="T3">,</text:span> to consider herself to be. It was hard to say where exactly the inside of her was, now.</text:p>
      <text:p text:style-name="Standard"/>
      <text:p text:style-name="Standard">Obviously, as anyone who’d done as much meditation as she had was only too aware, there are other, less euphoric feelings – irritation, dread, anger – but Susan had no need to use any one of half a dozen techniques at her disposal for handling those. For some reason didn’t have a care in the world. Which was puzzling, albeit in a distant, brush-offable way. She had left behind her bodily troubles in a rather permanent way.</text:p>
      <text:p text:style-name="Standard"/>
      <text:p text:style-name="Standard">She supposed she must be a dying echo. The last vestige of awareness before her brain fell silent. </text:p>
      <text:p text:style-name="Standard"/>
      <text:p text:style-name="P1">*</text:p>
      <text:p text:style-name="P1"/>
      <text:p text:style-name="P2">“Damn.” Woman had come out of nowhere. Honest. Not seen her til it was too late.<text:span text:style-name="T4"> I swear.</text:span> Wouldn’t have made any difference, <text:span text:style-name="T11">as it happens</text:span>. Unidentified <text:span text:style-name="T6">van</text:span>; failed to slow down on command. Had to respond. Self-defence as much as protocol. Meant to just take out the tyres but was a bit wild, what with the <text:span text:style-name="T5">big fucking </text:span>vehicle bearing down. Must’ve hit the fuel tank. Either that or the <text:span text:style-name="T6">van</text:span> really was packed with explosives. Guy behind the wheel got flung halfway across the yard as it flipped.<text:span text:style-name="T11"> I jumped halfway into the fucking ditch to dodge it.</text:span></text:p>
      <text:p text:style-name="P2"/>
      <text:p text:style-name="P2">But that woman. She’d come around the corner just as. Exploded bits of the<text:span text:style-name="T11"> van's</text:span> side smashed her. Tattered headscarf on what was left of her head didn’t necessarily mean she was local, unfortunately, but her skin was dark so probably. Probably.</text:p>
      <text:p text:style-name="P2"/>
      <text:p text:style-name="P2">Fuck. What was she doing near the checkpoint anyway? Perhaps she was a bad ’un.</text:p>
      <text:p text:style-name="P2"/>
      <text:p text:style-name="P2">“Jock, are y’ok?”</text:p>
      <text:p text:style-name="P2"/>
      <text:p text:style-name="P2">Tim had been having a late breakfast. Took his bloody time coming out here. What was he doing? Mopping up his egg with that bit o’ toast in his hand?</text:p>
      <text:p text:style-name="P2"/>
      <text:p text:style-name="P2">“Yeah, but this one’s not.” Nodding towards the dead woman. “Oh, and cover <text:span text:style-name="T1">him</text:span>, will ye” – the driver, bloodied but twitching – “I’m out of ammo.”</text:p>
      <text:p text:style-name="P2"/>
      <text:p text:style-name="P2">“Yeah, sure. Fuck. You emptied the whole mag into that truck?”</text:p>
      <text:p text:style-name="P2"/>
      <text:p text:style-name="P2">“Panicked a wee bit. Th’ fucker wouldn’t stop. Came right at me.”</text:p>
      <text:p text:style-name="P2"/>
      <text:p text:style-name="P5">Spare clip on ma belt, now I think of it, so I re-load while Tim’s pointing his AK at the driver feller, who’s managed to turn himself over. He’s ripped up pretty bad, though, blood all over. Shaking. </text:p>
      <text:p text:style-name="P5"/>
      <text:p text:style-name="P5">As <text:s/>am I, I realise.</text:p>
      <text:p text:style-name="P2"/>
      <text:p text:style-name="P1"><text:soft-page-break/>*</text:p>
      <text:p text:style-name="P2"/>
      <text:p text:style-name="P7">As dying vestiges of consciousness go, this one seem<text:span text:style-name="T10">ed</text:span> pretty resilient<text:span text:style-name="T7">, particularly as the brain in which this one was generally thought to exist has been visibly smashed to bits. Visibly? Even if Susan's eyes still existed they wouldn't be over </text:span><text:span text:style-name="T2">here</text:span><text:span text:style-name="T7">, looking at what was left of her physical self, and the man who had killed her, in this peculiar, detached way. </text:span></text:p>
      <text:p text:style-name="P7"/>
      <text:p text:style-name="P9">So she was finding the whole theory increasingly untenable. This was a certainly a puzzle, not least because <text:span text:style-name="T8">she had been told that dualism was illogical: if "mind" were a different kind of thing to matter, how could the two interact? </text:span></text:p>
      <text:p text:style-name="P9"/>
      <text:p text:style-name="P9"><text:span text:style-name="T8">She found that the arguments she'd had with her philosophy-studying friends were coming back to her far more lucidly than she would have expected after eight years. If she focused on a detail of the memory - how Shep was sitting, say - every detail came back in spectacularly vivid HD: the way his left leg was angled across his right, the sole of his tattered. dusty orange jute slipper drooping open, revealing the grubby underside of his toes.</text:span></text:p>
      <text:p text:style-name="P9"/>
      <text:p text:style-name="P9"/>
      <text:p text:style-name="P9"/>
      <text:p text:style-name="P9"/>
      <text:p text:style-name="P8"/>
      <text:p text:style-name="P8"><text:span text:style-name="T8">would argue, could anybody take seriously the idea that there are two kinds of substance in the universe, only one of which is tangible</text:span></text:p>
      <text:p text:style-name="P6"/>
      <text:p text:style-name="P3"/>
      <text:p text:style-name="P3"/>
      <text:p text:style-name="P3">Or, one would think, ability to reason. And yet...</text:p>
      <text:p text:style-name="P4"/>
      <text:p text:style-name="P2">So she was at peace, but not resting, it seemed.</text:p>
      <text:p text:style-name="P2"/>
      <text:p text:style-name="Standard"/>
      <text:p text:style-name="P11">*</text:p>
      <text:p text:style-name="P10"/>
      <text:p text:style-name="P10">Covered in bramble scratches I pull maself out of the dit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Darling</meta:initial-creator>
    <meta:creation-date>2016-11-02T14:45:11</meta:creation-date>
    <dc:date>2017-07-02T21:04:36.157100263</dc:date>
    <meta:editing-duration>P2DT7H8M15S</meta:editing-duration>
    <meta:editing-cycles>97</meta:editing-cycles>
    <meta:generator>LibreOffice/5.1.6.2$Linux_X86_64 LibreOffice_project/10m0$Build-2</meta:generator>
    <meta:document-statistic meta:table-count="0" meta:image-count="0" meta:object-count="0" meta:page-count="2" meta:paragraph-count="24" meta:word-count="767" meta:character-count="4244" meta:non-whitespace-character-count="3489"/>
  </office:meta>
</office:document-meta>
</file>